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1d0b76" officeooo:paragraph-rsid="001d0b76"/>
    </style:style>
    <style:style style:name="P2" style:family="paragraph" style:parent-style-name="Standard">
      <style:text-properties style:font-name="Liberation Serif" style:text-underline-style="none" officeooo:rsid="001d0b76" officeooo:paragraph-rsid="001d0b76"/>
    </style:style>
    <style:style style:name="P3" style:family="paragraph" style:parent-style-name="Standard">
      <style:text-properties style:font-name="Liberation Serif" style:text-underline-style="none" officeooo:rsid="001f574c" officeooo:paragraph-rsid="001f574c"/>
    </style:style>
    <style:style style:name="P4" style:family="paragraph" style:parent-style-name="Standard">
      <style:text-properties style:font-name="Liberation Serif" style:text-underline-style="none" officeooo:rsid="00231d2a" officeooo:paragraph-rsid="00231d2a"/>
    </style:style>
    <style:style style:name="P5" style:family="paragraph" style:parent-style-name="Standard">
      <style:text-properties style:font-name="Liberation Serif" style:text-underline-style="none" officeooo:rsid="00247193" officeooo:paragraph-rsid="00247193"/>
    </style:style>
    <style:style style:name="P6" style:family="paragraph" style:parent-style-name="Standard">
      <style:text-properties style:font-name="Liberation Serif" style:text-underline-style="solid" style:text-underline-width="auto" style:text-underline-color="font-color" officeooo:rsid="001d0b76" officeooo:paragraph-rsid="001d0b76"/>
    </style:style>
    <style:style style:name="P7" style:family="paragraph" style:parent-style-name="Standard">
      <style:text-properties style:font-name="Liberation Serif" officeooo:rsid="001f574c" officeooo:paragraph-rsid="001f9dd1"/>
    </style:style>
    <style:style style:name="P8" style:family="paragraph" style:parent-style-name="Text_20_body">
      <style:text-properties style:font-name="Liberation Serif" officeooo:rsid="001f9dd1" officeooo:paragraph-rsid="001f9dd1"/>
    </style:style>
    <style:style style:name="P9" style:family="paragraph" style:parent-style-name="Text_20_body">
      <style:text-properties style:font-name="Liberation Serif" officeooo:rsid="001f574c" officeooo:paragraph-rsid="001f9dd1"/>
    </style:style>
    <style:style style:name="P10" style:family="paragraph" style:parent-style-name="Text_20_body">
      <style:text-properties officeooo:rsid="0021272a" officeooo:paragraph-rsid="0021272a"/>
    </style:style>
    <style:style style:name="P11" style:family="paragraph" style:parent-style-name="Table_20_Contents">
      <style:text-properties style:font-name="Liberation Serif"/>
    </style:style>
    <style:style style:name="P12" style:family="paragraph" style:parent-style-name="Table_20_Contents">
      <style:text-properties style:font-name="Liberation Serif" officeooo:rsid="001f574c" officeooo:paragraph-rsid="001f574c"/>
    </style:style>
    <style:style style:name="P13" style:family="paragraph" style:parent-style-name="Table_20_Contents">
      <style:text-properties style:font-name="Liberation Serif" officeooo:rsid="001f574c" officeooo:paragraph-rsid="001f9dd1"/>
    </style:style>
    <style:style style:name="P14" style:family="paragraph" style:parent-style-name="Table_20_Contents">
      <style:text-properties style:font-name="Liberation Serif" officeooo:rsid="001f574c" officeooo:paragraph-rsid="0021272a"/>
    </style:style>
    <style:style style:name="P15" style:family="paragraph" style:parent-style-name="Table_20_Contents">
      <style:text-properties style:font-name="Liberation Serif" officeooo:rsid="001f574c" officeooo:paragraph-rsid="00218da7"/>
    </style:style>
    <style:style style:name="P16" style:family="paragraph" style:parent-style-name="Table_20_Contents">
      <style:text-properties style:font-name="Liberation Serif" officeooo:rsid="001f9dd1" officeooo:paragraph-rsid="001f9dd1"/>
    </style:style>
    <style:style style:name="P17" style:family="paragraph" style:parent-style-name="Table_20_Contents">
      <style:text-properties style:font-name="Liberation Serif" officeooo:rsid="00218da7" officeooo:paragraph-rsid="00218da7"/>
    </style:style>
    <style:style style:name="P18" style:family="paragraph" style:parent-style-name="Table_20_Contents">
      <style:text-properties style:font-name="Liberation Serif" officeooo:rsid="00231d2a" officeooo:paragraph-rsid="00231d2a"/>
    </style:style>
    <style:style style:name="P19" style:family="paragraph" style:parent-style-name="Standard">
      <style:text-properties style:font-name="Liberation Serif" style:text-underline-style="none" officeooo:rsid="001d0b76" officeooo:paragraph-rsid="002b3acc"/>
    </style:style>
    <style:style style:name="P20" style:family="paragraph" style:parent-style-name="Standard">
      <style:text-properties style:font-name="Liberation Serif" style:text-underline-style="none" officeooo:rsid="001d0b76" officeooo:paragraph-rsid="001d0b76"/>
    </style:style>
    <style:style style:name="P21" style:family="paragraph" style:parent-style-name="Standard">
      <style:text-properties style:font-name="Liberation Serif" style:text-underline-style="none" officeooo:rsid="001d0b76" officeooo:paragraph-rsid="002e2847"/>
    </style:style>
    <style:style style:name="P22" style:family="paragraph" style:parent-style-name="Standard">
      <style:text-properties style:font-name="Liberation Serif" style:text-underline-style="none" officeooo:rsid="002dd4e3" officeooo:paragraph-rsid="002dd4e3"/>
    </style:style>
    <style:style style:name="P23" style:family="paragraph" style:parent-style-name="Standard">
      <style:text-properties style:font-name="Liberation Serif" style:text-underline-style="none" officeooo:rsid="002dd4e3" officeooo:paragraph-rsid="002e2847"/>
    </style:style>
    <style:style style:name="P24" style:family="paragraph" style:parent-style-name="Standard">
      <style:text-properties style:font-name="Liberation Serif" style:text-underline-style="none" officeooo:rsid="002e2847" officeooo:paragraph-rsid="002e2847"/>
    </style:style>
    <style:style style:name="P25" style:family="paragraph" style:parent-style-name="Standard">
      <style:text-properties style:font-name="Liberation Serif" style:text-underline-style="solid" style:text-underline-width="auto" style:text-underline-color="font-color" officeooo:rsid="00231d2a" officeooo:paragraph-rsid="00231d2a"/>
    </style:style>
    <style:style style:name="P26" style:family="paragraph" style:parent-style-name="Standard">
      <style:text-properties officeooo:paragraph-rsid="002ccd10"/>
    </style:style>
    <style:style style:name="T1" style:family="text">
      <style:text-properties officeooo:rsid="001f9dd1"/>
    </style:style>
    <style:style style:name="T2" style:family="text">
      <style:text-properties officeooo:rsid="0021272a"/>
    </style:style>
    <style:style style:name="T3" style:family="text">
      <style:text-properties officeooo:rsid="00231d2a"/>
    </style:style>
    <style:style style:name="T4" style:family="text">
      <style:text-properties officeooo:rsid="0025d991"/>
    </style:style>
    <style:style style:name="T5" style:family="text">
      <style:text-properties officeooo:rsid="00288e2a"/>
    </style:style>
    <style:style style:name="T6" style:family="text">
      <style:text-properties officeooo:rsid="002b3acc"/>
    </style:style>
    <style:style style:name="T7" style:family="text">
      <style:text-properties style:font-name="Liberation Serif" style:text-underline-style="none" officeooo:rsid="001d0b76"/>
    </style:style>
    <style:style style:name="T8" style:family="text">
      <style:text-properties style:font-name="Liberation Serif" style:text-underline-style="none" officeooo:rsid="002b3acc"/>
    </style:style>
    <style:style style:name="T9" style:family="text">
      <style:text-properties style:font-name="Liberation Serif" style:text-underline-style="none" officeooo:rsid="002ccd10"/>
    </style:style>
    <style:style style:name="T10" style:family="text">
      <style:text-properties officeooo:rsid="002dd4e3"/>
    </style:style>
    <style:style style:name="T11" style:family="text">
      <style:text-properties officeooo:rsid="002e2847"/>
    </style:style>
    <style:style style:name="T12" style:family="text">
      <style:text-properties officeooo:rsid="002f56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2">Assignment <text:span text:style-name="T6">3</text:span></text:p>
      <text:p text:style-name="P2"/>
      <text:p text:style-name="P6">Design:</text:p>
      <text:p text:style-name="P6"/>
      <text:p text:style-name="P19"><text:tab/>For this program <text:span text:style-name="T6">it was obvious that I would need a base class which I called Creature and five subclasses for each type of creature: Golbin, Shadow, Barbarian, BlueMen, and ReptilePeople. The base class would contain the variables for strength, and armor. It would also contain functions to attack, defend, applydamage and check if an opponent is dead. After thinking about the special features, specifically the “Achilles” further, I decided that it would also make sense to add in a multiplier variable that would be applied to an opponent if the Goblin rolled a 12 for attack. This would make it so the multiplier would affect the results for all additional attacks that occurred after this. In addition, it would also make it so if the Goblin rolled a 12 for attack again, an additional multiplier would be added. <text:s/></text:span></text:p>
      <text:p text:style-name="P19"><text:tab/><text:span text:style-name="T6">I decided that the best way to account for the Shadow's special defense feature was to create a two sided dice, and if the result was even then it would take no damage. This would account for the 50/50 nature of shadow being in a different location than where an opponents attack was directed. The two sided dice would essentially act as a coin flip. </text:span></text:p>
      <text:p text:style-name="P26"><text:span text:style-name="T7"><text:tab/></text:span><text:span text:style-name="T8">I also decided that re-using the code for lab4 would be really helpful. It essentially had all of the components I needed. I was able to add in a function to roll three dice and return the sum. Which was necessary for reptile and blue men. I also decided that making rollAttackDice(), rollDefenseDice() pure virtual functions, </text:span><text:span text:style-name="T9">allowing</text:span><text:span text:style-name="T8"> for each subclass </text:span><text:span text:style-name="T9">to implement its</text:span><text:span text:style-name="T8"> unique dice requirements, and then just <text:s/>pass this result back into a variable, that would be used in the attack() function. This seemed more efficient than changing the entire attack function for each subclass. The basic outline I came up with is below. </text:span></text:p>
      <text:p text:style-name="P19"/>
      <text:p text:style-name="P19">-<text:span text:style-name="T10">This is the base class. It has a type, strength, armor and multiplier(Goblin's special ability). rollAttackDice() and rollDefenseDice() will be pure virtual so each subclass will have to override these with their special conditions. </text:span></text:p>
      <text:p text:style-name="P22">1. class Creature </text:p>
      <text:p text:style-name="P22">protected:</text:p>
      <text:p text:style-name="P23">string type</text:p>
      <text:p text:style-name="P23">int strength</text:p>
      <text:p text:style-name="P23">int armor</text:p>
      <text:p text:style-name="P23">float multiplier</text:p>
      <text:p text:style-name="P23">virtual int rollAttackDice() = 0</text:p>
      <text:p text:style-name="P23">virtual int rollDefenseDice() = 0</text:p>
      <text:p text:style-name="P22"/>
      <text:p text:style-name="P23">public:</text:p>
      <text:p text:style-name="P23">virtual void attack(Creature &amp;opponent)</text:p>
      <text:p text:style-name="P23">virtual int defense()</text:p>
      <text:p text:style-name="P23">virtual void applyDamage(int damage)</text:p>
      <text:p text:style-name="P23">bool isDead()</text:p>
      <text:p text:style-name="P22"/>
      <text:p text:style-name="P2"/>
      <text:p text:style-name="P2">-<text:span text:style-name="T11">For the Dice class it will pretty much be everything from lab4. I will need to add in a function to rollThreeDice(), I also don't need the loadedDice function. <text:s/>This will be used to get the attack, and defense amounts, which will ultimately result in total damage</text:span></text:p>
      <text:p text:style-name="P2"><text:span text:style-name="T11">2</text:span>. </text:p>
      <text:p text:style-name="P24"><text:soft-page-break/>class Dice</text:p>
      <text:p text:style-name="P24">protected:</text:p>
      <text:p text:style-name="P24">int numSides</text:p>
      <text:p text:style-name="P24"/>
      <text:p text:style-name="P24">public:</text:p>
      <text:p text:style-name="P24">Dice()</text:p>
      <text:p text:style-name="P24">Dice(int numSides)</text:p>
      <text:p text:style-name="P24">int rollDice()</text:p>
      <text:p text:style-name="P24">int rollTwoDice(Dice&amp; die1, Dice&amp; die2)</text:p>
      <text:p text:style-name="P24">int rollThreeDice(Dice&amp; die1, Dice&amp; die2, Dice&amp; die3)</text:p>
      <text:p text:style-name="P2"/>
      <text:p text:style-name="P2">-<text:span text:style-name="T11">Each subclass will have a rollAttackDice() and rollDefenseDice() function which will follow their specific attack and defense guidelines. For the shadow it will have to contain a virtual applyDamage(), which will have a two sided dice and if an even number is rolled then the shadow will not be damaged.</text:span></text:p>
      <text:p text:style-name="P24">Goblin will have a virtual <text:span text:style-name="T12">attack() </text:span>function that will account for the special feature “<text:span text:style-name="T12">Achilles”. In this case if a we is rolled and goblin is not fighting a goblin then a multiplier will cut the opponent's strength in half, and remain at half for the rest of the battle. </text:span></text:p>
      <text:p text:style-name="P21"/>
      <text:p text:style-name="P21"/>
      <text:p text:style-name="P21"/>
      <text:p text:style-name="P6">Testing:</text:p>
      <text:p text:style-name="P3">The key things I wanted to test were that the file saved correctly, the file loaded correctly, the input validation was working in my addItem function, and the display worked correctly (This included that the display should contain what it was supposed to contain. If it did not contain the right information this would notify me that there were additional things that I needed to test.).</text:p>
      <text:p text:style-name="P6"/>
      <table:table table:name="Table1" table:style-name="Table1">
        <table:table-column table:style-name="Table1.A" table:number-columns-repeated="5"/>
        <table:table-row>
          <table:table-cell table:style-name="Table1.A1" office:value-type="string">
            <text:p text:style-name="P12">Test Case</text:p>
          </table:table-cell>
          <table:table-cell table:style-name="Table1.A1" office:value-type="string">
            <text:p text:style-name="P12">Input Values</text:p>
          </table:table-cell>
          <table:table-cell table:style-name="Table1.A1" office:value-type="string">
            <text:p text:style-name="P12">Driver Functions</text:p>
          </table:table-cell>
          <table:table-cell table:style-name="Table1.A1" office:value-type="string">
            <text:p text:style-name="P12">Expected Outcomes</text:p>
          </table:table-cell>
          <table:table-cell table:style-name="Table1.E1" office:value-type="string">
            <text:p text:style-name="P12">Observed Outcomes</text:p>
          </table:table-cell>
        </table:table-row>
        <table:table-row>
          <table:table-cell table:style-name="Table1.A2" office:value-type="string">
            <text:p text:style-name="P12">Testing addtem with valid data</text:p>
            <text:p text:style-name="P12"/>
            <text:p text:style-name="P12">Selection of 2</text:p>
            <text:p text:style-name="P12">“add an item”</text:p>
          </table:table-cell>
          <table:table-cell table:style-name="Table1.A2" office:value-type="string">
            <text:p text:style-name="P12">Input of a grocery item that was two words:</text:p>
            <text:p text:style-name="P12"><text:s/>cracker jacks</text:p>
            <text:p text:style-name="P12"/>
            <text:p text:style-name="P12">input unit:</text:p>
            <text:p text:style-name="P12">box</text:p>
            <text:p text:style-name="P12"/>
            <text:p text:style-name="P12">input quantity:</text:p>
            <text:p text:style-name="P12">2</text:p>
            <text:p text:style-name="P12"/>
            <text:p text:style-name="P12">input price:</text:p>
            <text:p text:style-name="P12">2.50</text:p>
            <text:p text:style-name="P12"/>
          </table:table-cell>
          <table:table-cell table:style-name="Table1.A2" office:value-type="string">
            <text:p text:style-name="P11"/>
          </table:table-cell>
          <table:table-cell table:style-name="Table1.A2" office:value-type="string">
            <text:p text:style-name="P12">Prompt:</text:p>
            <text:p text:style-name="P12"><text:s/>cracker jack has been added.</text:p>
            <text:p text:style-name="P12"/>
            <text:p text:style-name="P12">Prompt: </text:p>
            <text:p text:style-name="P12">press enter to continue</text:p>
            <text:p text:style-name="P12"/>
            <text:p text:style-name="P12">input:</text:p>
            <text:p text:style-name="P12">enter pressed</text:p>
            <text:p text:style-name="P12"/>
            <text:p text:style-name="P12">menu is displayed</text:p>
          </table:table-cell>
          <table:table-cell table:style-name="Table1.E2" office:value-type="string">
            <text:p text:style-name="P12">Prompt:</text:p>
            <text:p text:style-name="P12"><text:s/>cracker jack has been added.</text:p>
            <text:p text:style-name="P12"/>
            <text:p text:style-name="P12">Prompt: </text:p>
            <text:p text:style-name="P12">press enter to continue</text:p>
            <text:p text:style-name="P12"/>
            <text:p text:style-name="P12">input:</text:p>
            <text:p text:style-name="P12">enter pressed</text:p>
            <text:p text:style-name="P12"/>
            <text:p text:style-name="P12">menu is displayed</text:p>
          </table:table-cell>
        </table:table-row>
        <table:table-row>
          <table:table-cell table:style-name="Table1.A2" office:value-type="string">
            <text:p text:style-name="P12">Testing addtem with invalid data</text:p>
            <text:p text:style-name="P12">for quantity</text:p>
            <text:p text:style-name="P12"/>
            <text:p text:style-name="P12">Selection of 2</text:p>
            <text:p text:style-name="P12"><text:soft-page-break/>“add an item”</text:p>
          </table:table-cell>
          <table:table-cell table:style-name="Table1.A2" office:value-type="string">
            <text:p text:style-name="P12">Input of a grocery item that was two words:</text:p>
            <text:p text:style-name="P12"><text:s/>cracker jacks1</text:p>
            <text:p text:style-name="P12"/>
            <text:p text:style-name="P12"><text:soft-page-break/>input unit:</text:p>
            <text:p text:style-name="P12">box</text:p>
            <text:p text:style-name="P12"/>
            <text:p text:style-name="P12">input quantity:</text:p>
            <text:p text:style-name="P12">2A</text:p>
            <text:p text:style-name="P12"/>
            <text:p text:style-name="P12"/>
            <text:p text:style-name="P12"/>
          </table:table-cell>
          <table:table-cell table:style-name="Table1.A2" office:value-type="string">
            <text:p text:style-name="P11"/>
          </table:table-cell>
          <table:table-cell table:style-name="Table1.A2" office:value-type="string">
            <text:p text:style-name="P12">Prompt:</text:p>
            <text:p text:style-name="P12">Invalid Input.</text:p>
            <text:p text:style-name="P12">Enter quantity: </text:p>
            <text:p text:style-name="P12"/>
            <text:p text:style-name="P12">input:</text:p>
            <text:p text:style-name="P12"><text:soft-page-break/>hat43</text:p>
            <text:p text:style-name="P12"/>
            <text:p text:style-name="P12">Prompt:</text:p>
            <text:p text:style-name="P12">Invalid Input.</text:p>
            <text:p text:style-name="P12">Enter quantity: </text:p>
            <text:p text:style-name="P12"/>
            <text:p text:style-name="P12">input:</text:p>
            <text:p text:style-name="P12">4</text:p>
            <text:p text:style-name="P12"/>
            <text:p text:style-name="P12">prompt for price</text:p>
            <text:p text:style-name="P12"/>
          </table:table-cell>
          <table:table-cell table:style-name="Table1.E2" office:value-type="string">
            <text:p text:style-name="P12">Prompt:</text:p>
            <text:p text:style-name="P12">Invalid Input.</text:p>
            <text:p text:style-name="P12">Enter quantity: </text:p>
            <text:p text:style-name="P12"/>
            <text:p text:style-name="P12">input:</text:p>
            <text:p text:style-name="P12"><text:soft-page-break/>hat43</text:p>
            <text:p text:style-name="P12"/>
            <text:p text:style-name="P12">Prompt:</text:p>
            <text:p text:style-name="P12">Invalid Input.</text:p>
            <text:p text:style-name="P12">Enter quantity: </text:p>
            <text:p text:style-name="P12"/>
            <text:p text:style-name="P12">input:</text:p>
            <text:p text:style-name="P12">4</text:p>
            <text:p text:style-name="P12"/>
            <text:p text:style-name="P12">prompt for price</text:p>
          </table:table-cell>
        </table:table-row>
        <table:table-row>
          <table:table-cell table:style-name="Table1.A2" office:value-type="string">
            <text:p text:style-name="P12">Testing addtem with invalid data</text:p>
            <text:p text:style-name="P12">for price</text:p>
            <text:p text:style-name="P12"/>
            <text:p text:style-name="P12">Selection of 2</text:p>
            <text:p text:style-name="P12">“add an item”</text:p>
          </table:table-cell>
          <table:table-cell table:style-name="Table1.A2" office:value-type="string">
            <text:p text:style-name="P12">Input of a grocery item that was two words:</text:p>
            <text:p text:style-name="P12"><text:s/>cracker jacks1</text:p>
            <text:p text:style-name="P12"/>
            <text:p text:style-name="P12">input unit:</text:p>
            <text:p text:style-name="P12">box</text:p>
            <text:p text:style-name="P12"/>
            <text:p text:style-name="P12">input quantity: 2</text:p>
            <text:p text:style-name="P12">input price:</text:p>
            <text:p text:style-name="P12">2A</text:p>
            <text:p text:style-name="P12"/>
            <text:p text:style-name="P12"/>
            <text:p text:style-name="P12"/>
          </table:table-cell>
          <table:table-cell table:style-name="Table1.A2" office:value-type="string">
            <text:p text:style-name="P11"/>
          </table:table-cell>
          <table:table-cell table:style-name="Table1.A2" office:value-type="string">
            <text:p text:style-name="P12">Prompt:</text:p>
            <text:p text:style-name="P12">Invalid Input.</text:p>
            <text:p text:style-name="P12">Enter price: </text:p>
            <text:p text:style-name="P12"/>
            <text:p text:style-name="P12">input:</text:p>
            <text:p text:style-name="P12">hat43</text:p>
            <text:p text:style-name="P12"/>
            <text:p text:style-name="P12">Prompt:</text:p>
            <text:p text:style-name="P12">Invalid Input.</text:p>
            <text:p text:style-name="P12">Enter quantity: </text:p>
            <text:p text:style-name="P12"/>
            <text:p text:style-name="P12">input: 4q</text:p>
            <text:p text:style-name="P12"/>
            <text:p text:style-name="P13">Prompt:</text:p>
            <text:p text:style-name="P13">Invalid Input.</text:p>
            <text:p text:style-name="P13">Enter price: </text:p>
            <text:p text:style-name="P13"/>
            <text:p text:style-name="P16">input: 100</text:p>
            <text:p text:style-name="P16"/>
            <text:p text:style-name="P13">Prompt:</text:p>
            <text:p text:style-name="P13"><text:s/>cracker jack<text:span text:style-name="T1">1</text:span> has been added.</text:p>
            <text:p text:style-name="P13"/>
            <text:p text:style-name="P13">Prompt: </text:p>
            <text:p text:style-name="P13">press enter to continue</text:p>
            <text:p text:style-name="P13"/>
            <text:p text:style-name="P13">input:</text:p>
            <text:p text:style-name="P13">enter pressed</text:p>
            <text:p text:style-name="P13"/>
            <text:p text:style-name="P13">menu is displayed</text:p>
            <text:p text:style-name="P12"/>
          </table:table-cell>
          <table:table-cell table:style-name="Table1.E2" office:value-type="string">
            <text:p text:style-name="P12">Prompt:</text:p>
            <text:p text:style-name="P12">Invalid Input.</text:p>
            <text:p text:style-name="P12">Enter price: </text:p>
            <text:p text:style-name="P12"/>
            <text:p text:style-name="P12">input:</text:p>
            <text:p text:style-name="P12">hat43</text:p>
            <text:p text:style-name="P12"/>
            <text:p text:style-name="P12">Prompt:</text:p>
            <text:p text:style-name="P12">Invalid Input.</text:p>
            <text:p text:style-name="P12">Enter quantity: </text:p>
            <text:p text:style-name="P12"/>
            <text:p text:style-name="P12">input: 4q</text:p>
            <text:p text:style-name="P12"/>
            <text:p text:style-name="P13">Prompt:</text:p>
            <text:p text:style-name="P13">Invalid Input.</text:p>
            <text:p text:style-name="P13">Enter price: </text:p>
            <text:p text:style-name="P13"/>
            <text:p text:style-name="P16">input: 100</text:p>
            <text:p text:style-name="P16"/>
            <text:p text:style-name="P13">Prompt:</text:p>
            <text:p text:style-name="P13"><text:s/>cracker jack<text:span text:style-name="T1">1</text:span> has been added.</text:p>
            <text:p text:style-name="P13"/>
            <text:p text:style-name="P13">Prompt: </text:p>
            <text:p text:style-name="P13">press enter to continue</text:p>
            <text:p text:style-name="P13"/>
            <text:p text:style-name="P13">input:</text:p>
            <text:p text:style-name="P13">enter pressed</text:p>
            <text:p text:style-name="P13"/>
            <text:p text:style-name="P13">menu is displayed</text:p>
            <text:p text:style-name="P12"/>
          </table:table-cell>
        </table:table-row>
        <table:table-row>
          <table:table-cell table:style-name="Table1.A2" office:value-type="string">
            <text:p text:style-name="P13">Testing addtem <text:span text:style-name="T1">leave quantity blank</text:span></text:p>
            <text:p text:style-name="P13"/>
            <text:p text:style-name="P13"><text:soft-page-break/>Selection of 2</text:p>
            <text:p text:style-name="P13">“add an item”</text:p>
          </table:table-cell>
          <table:table-cell table:style-name="Table1.A2" office:value-type="string">
            <text:p text:style-name="P13">Input <text:span text:style-name="T1">for item:</text:span></text:p>
            <text:p text:style-name="P13"><text:s/>c<text:span text:style-name="T1">hicken</text:span></text:p>
            <text:p text:style-name="P13"/>
            <text:p text:style-name="P13">input unit:</text:p>
            <text:p text:style-name="P16"><text:soft-page-break/>pounds</text:p>
            <text:p text:style-name="P13"/>
            <text:p text:style-name="P13">input quantity:</text:p>
            <text:p text:style-name="Text_20_body">(pressed enter left blank<text:span text:style-name="T1">)</text:span></text:p>
          </table:table-cell>
          <table:table-cell table:style-name="Table1.A2" office:value-type="string">
            <text:p text:style-name="P11"/>
          </table:table-cell>
          <table:table-cell table:style-name="Table1.A2" office:value-type="string">
            <text:p text:style-name="P7"><text:span text:style-name="T1">P</text:span>rompt:</text:p>
            <text:p text:style-name="P13">Invalid Input.</text:p>
            <text:p text:style-name="P13">Enter quantity: </text:p>
            <text:p text:style-name="P16"/>
            <text:p text:style-name="P13"><text:soft-page-break/></text:p>
            <text:p text:style-name="P13">input quantity:</text:p>
            <text:p text:style-name="P8">(pressed enter left blank)</text:p>
            <text:p text:style-name="P13">Prompt:</text:p>
            <text:p text:style-name="P13">Invalid Input.</text:p>
            <text:p text:style-name="P13">Enter quantity: </text:p>
            <text:p text:style-name="P13"/>
            <text:p text:style-name="P13">input:</text:p>
            <text:p text:style-name="P13">4.<text:span text:style-name="T1">5</text:span></text:p>
            <text:p text:style-name="P13"/>
            <text:p text:style-name="P14">Prompt:</text:p>
            <text:p text:style-name="P14"><text:s/>c<text:span text:style-name="T2">hicken</text:span> has been added.</text:p>
          </table:table-cell>
          <table:table-cell table:style-name="Table1.E2" office:value-type="string">
            <text:p text:style-name="P7"><text:span text:style-name="T1">P</text:span>rompt:</text:p>
            <text:p text:style-name="P13">Invalid Input.</text:p>
            <text:p text:style-name="P13">Enter quantity: </text:p>
            <text:p text:style-name="P13"/>
            <text:p text:style-name="P13"><text:soft-page-break/></text:p>
            <text:p text:style-name="P13">input quantity:</text:p>
            <text:p text:style-name="P9">(pressed enter left blank<text:span text:style-name="T1">)</text:span></text:p>
            <text:p text:style-name="P13">Prompt:</text:p>
            <text:p text:style-name="P13">Invalid Input.</text:p>
            <text:p text:style-name="P13">Enter quantity: </text:p>
            <text:p text:style-name="P13"/>
            <text:p text:style-name="P13">input:</text:p>
            <text:p text:style-name="P13">4.<text:span text:style-name="T1">5</text:span></text:p>
            <text:p text:style-name="P13"/>
            <text:p text:style-name="P14">Prompt:</text:p>
            <text:p text:style-name="P14"><text:s/>c<text:span text:style-name="T2">hicken</text:span> has been added.</text:p>
          </table:table-cell>
        </table:table-row>
        <table:table-row>
          <table:table-cell table:style-name="Table1.A2" office:value-type="string">
            <text:p text:style-name="P13">Testing addtem <text:span text:style-name="T1">leave price blank</text:span></text:p>
            <text:p text:style-name="P13"/>
            <text:p text:style-name="P13">Selection of 2</text:p>
            <text:p text:style-name="P13">“add an item”</text:p>
          </table:table-cell>
          <table:table-cell table:style-name="Table1.A2" office:value-type="string">
            <text:p text:style-name="P13">Input <text:span text:style-name="T1">for item:</text:span></text:p>
            <text:p text:style-name="P13"><text:s/>c<text:span text:style-name="T1">hicken</text:span></text:p>
            <text:p text:style-name="P13"/>
            <text:p text:style-name="P13">input unit:</text:p>
            <text:p text:style-name="P16">pounds</text:p>
            <text:p text:style-name="P13"/>
            <text:p text:style-name="P13">input <text:span text:style-name="T2">quantity</text:span>:</text:p>
            <text:p text:style-name="P10">1</text:p>
            <text:p text:style-name="P10">input price:</text:p>
            <text:p text:style-name="P10">(left blank)</text:p>
          </table:table-cell>
          <table:table-cell table:style-name="Table1.A2" office:value-type="string">
            <text:p text:style-name="P11"/>
          </table:table-cell>
          <table:table-cell table:style-name="Table1.A2" office:value-type="string">
            <text:p text:style-name="P7"><text:span text:style-name="T1">P</text:span>rompt:</text:p>
            <text:p text:style-name="P13">Invalid Input.</text:p>
            <text:p text:style-name="P13">Enter <text:span text:style-name="T2">price</text:span>: </text:p>
            <text:p text:style-name="P13"/>
            <text:p text:style-name="P13">input <text:span text:style-name="T2">price</text:span>:</text:p>
            <text:p text:style-name="P8">(pressed enter left blank)</text:p>
            <text:p text:style-name="P13">Prompt:</text:p>
            <text:p text:style-name="P13">Invalid Input.</text:p>
            <text:p text:style-name="P13">Enter <text:span text:style-name="T2">price</text:span>: </text:p>
            <text:p text:style-name="P13"/>
            <text:p text:style-name="P13">input:</text:p>
            <text:p text:style-name="P13">4.<text:span text:style-name="T1">5</text:span></text:p>
            <text:p text:style-name="P13"/>
            <text:p text:style-name="P14">Prompt:</text:p>
            <text:p text:style-name="P14">c<text:span text:style-name="T2">hicken</text:span> has been added.</text:p>
          </table:table-cell>
          <table:table-cell table:style-name="Table1.E2" office:value-type="string">
            <text:p text:style-name="P15">Prompt:</text:p>
            <text:p text:style-name="P15">c<text:span text:style-name="T2">hicken</text:span> has been added.</text:p>
            <text:p text:style-name="P15"/>
            <text:p text:style-name="P17">(This was not the desired out come. In looking at my code I had placed this inside my for look as a else if. And the previous if condition was not false so the else if was never checked. I needed to move this outside of the loop and check it as an if.)</text:p>
          </table:table-cell>
        </table:table-row>
        <table:table-row>
          <table:table-cell table:style-name="Table1.A2" office:value-type="string">
            <text:p text:style-name="P12">Testing <text:span text:style-name="T3">displayList</text:span> </text:p>
            <text:p text:style-name="P12"/>
            <text:p text:style-name="P12">Selection of <text:span text:style-name="T3">4</text:span></text:p>
            <text:p text:style-name="P12">“<text:span text:style-name="T3">display list</text:span>”</text:p>
          </table:table-cell>
          <table:table-cell table:style-name="Table1.A2" office:value-type="string">
            <text:p text:style-name="P18">No input values after the selection to display the list</text:p>
            <text:p text:style-name="P12"/>
          </table:table-cell>
          <table:table-cell table:style-name="Table1.A2" office:value-type="string">
            <text:p text:style-name="P11"/>
          </table:table-cell>
          <table:table-cell table:style-name="Table1.A2" office:value-type="string">
            <text:p text:style-name="P18">Display a shopping list with all added items, with correct values and correct totals. </text:p>
          </table:table-cell>
          <table:table-cell table:style-name="Table1.E2" office:value-type="string">
            <text:p text:style-name="P18">Display a shopping list with all added items, with correct values and correct totals. </text:p>
          </table:table-cell>
        </table:table-row>
        <table:table-row>
          <table:table-cell table:style-name="Table1.A2" office:value-type="string">
            <text:p text:style-name="P12">Testing <text:span text:style-name="T3">save file</text:span> </text:p>
            <text:p text:style-name="P12"/>
            <text:p text:style-name="P12">Selection of <text:span text:style-name="T3">5</text:span></text:p>
            <text:p text:style-name="P12">“<text:span text:style-name="T3">save file</text:span>”</text:p>
          </table:table-cell>
          <table:table-cell table:style-name="Table1.A2" office:value-type="string">
            <text:p text:style-name="P18">No input values after the selection to save file</text:p>
            <text:p text:style-name="P12"/>
          </table:table-cell>
          <table:table-cell table:style-name="Table1.A2" office:value-type="string">
            <text:p text:style-name="P11"/>
          </table:table-cell>
          <table:table-cell table:style-name="Table1.A2" office:value-type="string">
            <text:p text:style-name="P18">File saved and prompt states that file is saved.</text:p>
            <text:p text:style-name="P18"/>
          </table:table-cell>
          <table:table-cell table:style-name="Table1.E2" office:value-type="string">
            <text:p text:style-name="P18">Prompt states that file is saved.</text:p>
            <text:p text:style-name="P18"/>
            <text:p text:style-name="P18">(When I opened the file to make sure that it was saved it did not save properly. <text:s/>See reflection)</text:p>
          </table:table-cell>
        </table:table-row>
        <text:soft-page-break/>
        <table:table-row>
          <table:table-cell table:style-name="Table1.A2" office:value-type="string">
            <text:p text:style-name="P12">Testing <text:span text:style-name="T3">save load</text:span> </text:p>
            <text:p text:style-name="P12"/>
            <text:p text:style-name="P12">Selection of <text:span text:style-name="T3">1</text:span></text:p>
            <text:p text:style-name="P12">“<text:span text:style-name="T3">open list from a file</text:span>”</text:p>
          </table:table-cell>
          <table:table-cell table:style-name="Table1.A2" office:value-type="string">
            <text:p text:style-name="P18">No input values after the selection to save file</text:p>
            <text:p text:style-name="P12"/>
          </table:table-cell>
          <table:table-cell table:style-name="Table1.A2" office:value-type="string">
            <text:p text:style-name="P11"/>
          </table:table-cell>
          <table:table-cell table:style-name="Table1.A2" office:value-type="string">
            <text:p text:style-name="P18">File opened.</text:p>
            <text:p text:style-name="P18"/>
          </table:table-cell>
          <table:table-cell table:style-name="Table1.E2" office:value-type="string">
            <text:p text:style-name="P18">Prompt states that file has been opened.</text:p>
            <text:p text:style-name="P18"/>
            <text:p text:style-name="P18">(I did display the item to make sure that it had opened and it did open correctly.)</text:p>
          </table:table-cell>
        </table:table-row>
      </table:table>
      <text:p text:style-name="P6"/>
      <text:p text:style-name="P2"/>
      <text:p text:style-name="P25">Reflection:</text:p>
      <text:p text:style-name="P25"/>
      <text:p text:style-name="P25"/>
      <text:p text:style-name="P25"/>
      <text:p text:style-name="P25"/>
      <text:p text:style-name="P24">Dice class static</text:p>
      <text:p text:style-name="P4"/>
      <text:p text:style-name="P5">I spent a good deal of time on the design and outline portion of the program. I was going back and forth on using arrays versus vectors but ultimately vectors seemed like the right choice because it is much easier to add to it, and utilize it without knowing the initial size. I also had to make a decision on how the item class would work and if I wanted it to have additional functions for getting user input or manipulating the vector. It made the most sense for me to keep these things separate. I like the idea of having a class for I/O a class for the item and a class for the list. This just seems to be clearer and cleaner in my head. I<text:span text:style-name="T5">t</text:span> also helped when I was having any sort of bug, I knew exactly where to look, and <text:s/>I didn't feel like I was hunting around to find the root of the problem. I did have a few bugs. One was in the addItem function, where I used a elseif in a for loop to check if the input from the user was left blank. As a result the elseif was never checked when the if was true and this lead to error. I was able to find this problem fairly quickly. One major problem I had was that the save file function did not work appropriately at first. I initially tried to save the file as one big list, and although there were no error the <text:s/>output was not correct. After thinking about it I did realize that because the list was a vector of items I could not just save it all at once and expect the computer to separate each bit of data out correctly. I found that looping through each item, and adding each variable was much more effective. I was able to get the desired results with this method. It did take me a while to figure out exactly how to load in a saved file. This was the thing that I tested last. For this I found that if I used peek to see if the file had reached end of file I could then take in the data of each item adding it to an instance of Item called newItem. This newItem would then be added to <text:span text:style-name="T4">the lis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34:43.626626945</meta:creation-date>
    <dc:date>2015-02-13T11:49:38.082561375</dc:date>
    <meta:editing-duration>PT1H1M54S</meta:editing-duration>
    <meta:editing-cycles>13</meta:editing-cycles>
    <meta:generator>LibreOffice/4.3.3.2$Linux_X86_64 LibreOffice_project/430m0$Build-2</meta:generator>
    <meta:document-statistic meta:table-count="1" meta:image-count="0" meta:object-count="0" meta:page-count="5" meta:paragraph-count="230" meta:word-count="1587" meta:character-count="8973" meta:non-whitespace-character-count="7563"/>
  </office:meta>
</office:document-meta>
</file>